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Verdana, Geneva, Arial, Helvetica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006cm" fo:margin-left="0cm" fo:margin-top="0cm" fo:margin-bottom="0cm" fo:break-before="auto" fo:break-after="auto" table:align="left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6.0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justify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color="#0000ff"/>
    </style:style>
    <style:style style:name="P4" style:family="paragraph" style:parent-style-name="Heading_20_2">
      <style:paragraph-properties fo:text-align="center" style:justify-single-word="false" fo:break-before="auto" fo:break-after="auto"/>
    </style:style>
    <style:style style:name="P5" style:family="paragraph" style:parent-style-name="Heading_20_3">
      <style:paragraph-properties fo:text-align="center" style:justify-single-word="false" fo:break-before="auto" fo:break-after="auto"/>
    </style:style>
    <style:style style:name="P6" style:family="paragraph" style:parent-style-name="Standard" style:master-page-name="Standard">
      <style:paragraph-properties style:page-number="1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999999" fo:font-style="italic" officeooo:rsid="00118c37" officeooo:paragraph-rsid="00118c37" style:font-style-asian="italic"/>
    </style:style>
    <style:style style:name="P8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 fo:break-before="auto" fo:break-after="auto"/>
    </style:style>
    <style:style style:name="P9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 fo:break-before="auto" fo:break-after="auto"/>
    </style:style>
    <style:style style:name="P10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ecc78"/>
    </style:style>
    <style:style style:name="P12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rsid="000a86b1" officeooo:paragraph-rsid="000a86b1"/>
    </style:style>
    <style:style style:name="P14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rsid="000bf677" officeooo:paragraph-rsid="000bf677"/>
    </style:style>
    <style:style style:name="P15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rsid="000dad4c" officeooo:paragraph-rsid="000dad4c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officeooo:rsid="0008b8ea"/>
    </style:style>
    <style:style style:name="T7" style:family="text">
      <style:text-properties officeooo:rsid="000c0216"/>
    </style:style>
    <style:style style:name="T8" style:family="text">
      <style:text-properties officeooo:rsid="001025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7">Alberto</text:p>
          </table:table-cell>
          <table:table-cell table:style-name="Table1.A1" office:value-type="string">
            <text:p text:style-name="P7">Crivellari</text:p>
          </table:table-cell>
          <table:table-cell table:style-name="Table1.A1" office:value-type="string">
            <text:p text:style-name="P7">2061934</text:p>
          </table:table-cell>
        </table:table-row>
      </table:table>
      <text:p text:style-name="P1"/>
      <text:p text:style-name="P4"><text:bookmark text:name="_50mda4whyfvt"/>Midterm test No. 2</text:p>
      <text:p text:style-name="P5"><text:bookmark text:name="_50mda4whyfvt1"/>09 / 05 / 2022</text:p>
      <text:p text:style-name="P1"/>
      <text:p text:style-name="P2">Please answer all questions below and submit this document in <text:span text:style-name="T1">PDF format</text:span> by <text:span text:style-name="T2">23 May 2022, 12:30 PM <text:s/></text:span>(two weeks after) to <text:a xlink:type="simple" xlink:href="mailto:damiano.piovesan@unipd.it" text:style-name="ListLabel_20_19" text:visited-style-name="ListLabel_20_19"><text:span text:style-name="T3">damiano.piovesan@unipd.it</text:span></text:a>. Each student is assigned a different <text:span text:style-name="T2">protein structure (&lt;PDB ID&gt;_&lt;chain ID&gt;)</text:span>. The first part of the test is open questions, the second part is based on the analysis of the assigned structure. <text:span text:style-name="T1">Assignment file </text:span><text:a xlink:type="simple" xlink:href="https://docs.google.com/spreadsheets/d/1JexKhGl-g_UV3n0gkncbXQwkc-C4sAUCeXMZTIUXo2E/edit?usp=sharing" text:style-name="ListLabel_20_19" text:visited-style-name="ListLabel_20_19"><text:span text:style-name="T3">here</text:span></text:a><text:span text:style-name="T2">.</text:span></text:p>
      <text:p text:style-name="P1"/>
      <text:p text:style-name="P1">Answer the following questions concisely (<text:span text:style-name="T1">max 500 words in total</text:span>).</text:p>
      <text:p text:style-name="P1"/>
      <text:list xml:id="list1468833698" text:style-name="WWNum1">
        <text:list-item>
          <text:p text:style-name="P8">What is the relationship between the sequence similarity and structure similarity in biological proteins?</text:p>
          <text:p text:style-name="P13">- Proteins with at least 30% of sequence similarity implies that they have similar structure, so high sequence similarity usually means high structure similarity.</text:p>
        </text:list-item>
        <text:list-item>
          <text:p text:style-name="P8">What are the main steps in homology modelling?</text:p>
          <text:p text:style-name="P14">- Identify related structures;<text:line-break/>- select templates;<text:line-break/>- align target sequence with template structures;<text:line-break/>- build model;<text:line-break/>- evaluate model</text:p>
        </text:list-item>
        <text:list-item>
          <text:p text:style-name="P8">How can you measure the quality of a structural alignment?</text:p>
          <text:p text:style-name="P12">- <text:span text:style-name="T7">calculating RMSD and kabsch algorithm</text:span></text:p>
        </text:list-item>
        <text:list-item>
          <text:p text:style-name="P8">What are the differences between globular and intrinsically disordered proteins in terms of amino acid composition?</text:p>
          <text:p text:style-name="P15">- Globular ones are mostly hydrophobic while intrinsically disordered ones have low hydrophobicity</text:p>
        </text:list-item>
      </text:list>
      <text:p text:style-name="P1">Download the assigned PDB structure and consider only <text:span text:style-name="T2">standard (non-hetero) residues</text:span> of the specified chain (&lt;PDB ID&gt;_&lt;chain ID&gt;). Calculate the contact map (question 1) and the conformational energy (questions 2 and 3) as described in the IUPRED paper. The <text:span text:style-name="T4">M </text:span>and<text:span text:style-name="T4"> P</text:span> matrices are available from the <text:span text:style-name="T5">iupred_data.py</text:span>. The smoothed energy is the moving average of the raw energy over a window of 21 residues (±10 residues around the current position).</text:p>
      <text:p text:style-name="P3"/>
      <text:list xml:id="list461547820" text:style-name="WWNum2">
        <text:list-item>
          <text:p text:style-name="P9">Calculate and plot the contact map of your chain. Use the <text:span text:style-name="T5">NeighborSearch</text:span> module and the <text:span text:style-name="T5">search_all(3.5, level=”R”)</text:span><text:span text:style-name="T2"> </text:span>method. Consider only contacts between positions with a <text:span text:style-name="T2">sequence separation ≥ 2</text:span>.</text:p>
          <text:p text:style-name="P11">- <text:span text:style-name="T6">Retrieve the structure and the chain, 2k5d model 0 chain A<text:line-break/>- Use neighborSearch and search_all with seqsep 2 to get all pairs of contacting atoms<text:line-break/>- Fill a matrix 110x110 (number of standard residues) and i put 1 for contact, 10 for others<text:line-break/>- Plot the contact map<text:line-break/></text:span></text:p>
        </text:list-item>
        <text:list-item>
          <text:p text:style-name="P9"><text:soft-page-break/>Calculate the <text:span text:style-name="T2">exact energy</text:span> of each residue based on the weighted contribution of its <text:span text:style-name="T2">contacts </text:span>(as calculated above) and plot the raw and smoothed energy for each residue on the same figure. Use the <text:span text:style-name="T5">M matrix</text:span> to calculate the contact energy.</text:p>
          <text:p text:style-name="P10">- <text:span text:style-name="T6">Start from the function iupred in the practical lesson, and modify it by basing the weight on contacts of the contact map</text:span></text:p>
          <text:p text:style-name="P10">- <text:span text:style-name="T6">Use m matrix of iupred data to calculate the energy and plot both raw and smoothed energy</text:span></text:p>
        </text:list-item>
        <text:list-item>
          <text:p text:style-name="P9">Calculate the <text:span text:style-name="T2">estimated energy</text:span> of each residue based on the weighted contribution of the <text:span text:style-name="T2">frequency of neighboring residues</text:span> in the sequence and plot the raw and smoothed energy for each residue on the same figure. Use the <text:span text:style-name="T5">P matrix</text:span> to calculate the estimated energy. Neighboring residues are those 2-100 residues apart from the current position.</text:p>
          <text:p text:style-name="P10">- <text:span text:style-name="T6">Simpler one, can just use the function iupred from the notebook of the practical lesson</text:span></text:p>
        </text:list-item>
        <text:list-item>
          <text:p text:style-name="P9">Report the <text:span text:style-name="T2">disorder content </text:span>for the two different calculations. Disorder content can be calculated as the fraction of <text:span text:style-name="T2">residues with positive energy</text:span> (≥ 0) over the length of the sequence. Report both the fraction and the raw count of residues with positive energy.</text:p>
          <text:p text:style-name="P10">- <text:span text:style-name="T8">We calculate disorder content for both predicted energy and exact energy of the structure<text:line-break/>- Exact energy: 63 raw count, 0.5727272727272728 disorder content<text:line-break/>- Predicted energy: 57 raw count, 0.5181818181818182 disorder cont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Verdana, Geneva, Arial, Helvetica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8cm" fo:margin-bottom="2.006cm" fo:margin-left="1.498cm" fo:margin-right="1.498cm" fo:background-color="#ffffff" style:writing-mode="lr-tb" style:layout-grid-color="#c0c0c0" style:layout-grid-lines="261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2-05-18T22:13:07.613000000</dc:date>
    <meta:editing-duration>PT48M6S</meta:editing-duration>
    <meta:editing-cycles>3</meta:editing-cycles>
    <meta:document-statistic meta:table-count="1" meta:image-count="0" meta:object-count="0" meta:page-count="2" meta:paragraph-count="25" meta:word-count="578" meta:character-count="3533" meta:non-whitespace-character-count="2986"/>
  </office:meta>
</office:document-meta>
</file>